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  <table:table-cell table:style-name="ce1" office:value-type="string" calcext:value-type="string">
            <text:p>Prev 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</text:p>
          </table:table-cell>
          <table:table-cell office:value-type="string" calcext:value-type="string">
            <text:p>big_bang</text:p>
          </table:table-cell>
          <table:table-cell office:value-type="string" calcext:value-type="string">
            <text:p>24-36 h</text:p>
          </table:table-cell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 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MAX_CODE_BLOCKS to 1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ig_bang’s progenitor, &lt;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 big_bang’s progenitor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table:number-columns-repeated="2"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table:number-columns-repeated="2"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/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table:number-columns-repeated="2"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table:number-columns-repeated="2"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  <table:table-cell office:value-type="string" calcext:value-type="string">
            <text:p>002_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table:number-columns-repeated="2"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table:number-columns-repeated="2"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ulate_universe(time_period=2200, start_step=0, interval=50, express=True, prep=True, 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 s</text:p>
          </table:table-cell>
          <table:table-cell table:number-columns-repeated="7"/>
          <table:table-cell office:value-type="string" calcext:value-type="string">
            <text:p>002_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60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9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mulate_universe(time_period=1015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2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mulate_universe(time_period=10000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m 55s</text:p>
          </table:table-cell>
          <table:table-cell table:number-columns-repeated="2"/>
          <table:table-cell office:value-type="string" calcext:value-type="string">
            <text:p>7.69 MB</text:p>
          </table:table-cell>
          <table:table-cell office:value-type="string" calcext:value-type="string">
            <text:p>755 KB</text:p>
          </table:table-cell>
          <table:table-cell office:value-type="string" calcext:value-type="string">
            <text:p>8.00 MB</text:p>
          </table:table-cell>
          <table:table-cell office:value-type="string" calcext:value-type="string">
            <text:p>5.66 MB</text:p>
          </table:table-cell>
          <table:table-cell office:value-type="string" calcext:value-type="string">
            <text:p>23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mulate_universe(time_period=15000, start_step=10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48m 44s</text:p>
          </table:table-cell>
          <table:table-cell table:number-columns-repeated="2"/>
          <table:table-cell office:value-type="string" calcext:value-type="string">
            <text:p>44.8 MB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46.5 MB</text:p>
          </table:table-cell>
          <table:table-cell office:value-type="string" calcext:value-type="string">
            <text:p>29.3 MB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002_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mulate_universe(time_period=12500, start_step=25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3m 59s</text:p>
          </table:table-cell>
          <table:table-cell table:number-columns-repeated="7"/>
          <table:table-cell office:value-type="string" calcext:value-type="string">
            <text:p>002_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ulate_universe(time_period=12500, start_step=37500, interval=1, delete=True, prep=False, speed=False)</text:p>
          </table:table-cell>
          <table:table-cell/>
          <table:table-cell office:value-type="string" calcext:value-type="string">
            <text:p>1h 1m 4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</text:p>
          </table:table-cell>
          <table:table-cell office:value-type="string" calcext:value-type="string">
            <text:p>~30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office:value-type="string" calcext:value-type="string">
            <text:p>Laptop: Yellow goo at 3,000,015</text:p>
          </table:table-cell>
          <table:table-cell table:number-columns-repeated="5"/>
          <table:table-cell office:value-type="string" calcext:value-type="string">
            <text:p>002_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mulate_universe(time_period=5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h</text:p>
          </table:table-cell>
          <table:table-cell office:value-type="string" calcext:value-type="string">
            <text:p>Lapto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ulate_universe(time_period=15000, start_step=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5m 41s</text:p>
          </table:table-cell>
          <table:table-cell table:number-columns-repeated="7"/>
          <table:table-cell office:value-type="string" calcext:value-type="string">
            <text:p>002_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mulate_universe(time_period=20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12m 57s</text:p>
          </table:table-cell>
          <table:table-cell table:number-columns-repeated="7"/>
          <table:table-cell office:value-type="string" calcext:value-type="string">
            <text:p>002_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ulate_universe(time_period=60000, start_step=4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h 15m 29s</text:p>
          </table:table-cell>
          <table:table-cell table:number-columns-repeated="7"/>
          <table:table-cell office:value-type="string" calcext:value-type="string">
            <text:p>002_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mulate_universe(time_period=25000, start_step=1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h 14m 13s</text:p>
          </table:table-cell>
          <table:table-cell table:number-columns-repeated="7"/>
          <table:table-cell office:value-type="string" calcext:value-type="string">
            <text:p>002_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ulate_universe(time_period=25000, start_step=12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22m 33s</text:p>
          </table:table-cell>
          <table:table-cell table:number-columns-repeated="7"/>
          <table:table-cell office:value-type="string" calcext:value-type="string">
            <text:p>002_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ulate_universe(time_period=50000, start_step=1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39m 59s</text:p>
          </table:table-cell>
          <table:table-cell table:number-columns-repeated="7"/>
          <table:table-cell office:value-type="string" calcext:value-type="string">
            <text:p>002_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mulate_universe(time_period=100000, start_step=2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8h 20m 39s</text:p>
          </table:table-cell>
          <table:table-cell table:number-columns-repeated="7"/>
          <table:table-cell office:value-type="string" calcext:value-type="string">
            <text:p>002_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mulate_universe(time_period=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38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mulate_universe(time_period=1000, start_step=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39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mulate_universe(time_period=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5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mulate_universe(time_period=1000, start_step=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4m 13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34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mulate_universe(time_period=1000, start_step=2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3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7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mulate_universe(time_period=1000, start_step=2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Profile, same conso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2s</text:p>
          </table:table-cell>
          <table:table-cell table:number-columns-repeated="7"/>
          <table:table-cell office:value-type="string" calcext:value-type="string">
            <text:p>002_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Profile, same conso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8s</text:p>
          </table:table-cell>
          <table:table-cell table:number-columns-repeated="7"/>
          <table:table-cell office:value-type="string" calcext:value-type="string">
            <text:p>002_0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Profile.Profi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49s</text:p>
          </table:table-cell>
          <table:table-cell table:number-columns-repeated="7"/>
          <table:table-cell office:value-type="string" calcext:value-type="string">
            <text:p>002_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place os.system() with subprocess.Popen(), time.sleep(0.07) added pregen_batches().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m 32s</text:p>
          </table:table-cell>
          <table:table-cell table:number-columns-repeated="7"/>
          <table:table-cell office:value-type="string" calcext:value-type="string">
            <text:p>002_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mulate_universe(time_period=2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&gt;4h 4m 12s</text:p>
          </table:table-cell>
          <table:table-cell office:value-type="string" calcext:value-type="string">
            <text:p>Paralle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mulate_universe(time_period=2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41m 10s</text:p>
          </table:table-cell>
          <table:table-cell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mulate_universe(time_period=100000, start_step=3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1h 22m 21s</text:p>
          </table:table-cell>
          <table:table-cell table:number-columns-repeated="7"/>
          <table:table-cell office:value-type="string" calcext:value-type="string">
            <text:p>002_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mulate_universe(time_period=50000, start_step=4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7h 11m 48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mulate_universe(time_period=50000, start_step=4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7h 13m 27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mulate_universe(time_period=1000, start_step=5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5s</text:p>
          </table:table-cell>
          <table:table-cell office:value-type="string" calcext:value-type="string">
            <text:p>evex0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office:value-type="string" calcext:value-type="string">
            <text:p>MUST: Kill os.system(), and add file check.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09:18:15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24T12:53:05.947000000</dc:date>
    <meta:editing-duration>P1DT20H54M56S</meta:editing-duration>
    <meta:editing-cycles>25</meta:editing-cycles>
    <meta:generator>LibreOffice/6.1.6.3$Windows_X86_64 LibreOffice_project/5896ab1714085361c45cf540f76f60673dd96a72</meta:generator>
    <meta:document-statistic meta:table-count="1" meta:cell-count="529" meta:object-count="0"/>
  </office:meta>
</office:document-meta>
</file>